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8pt" style:font-size-asian="18pt" style:font-size-complex="18pt"/>
    </style:style>
    <style:style style:name="T3" style:parent-style-name="Hipervínculo" style:family="text">
      <style:text-properties style:font-name="Roboto" fo:font-size="10pt" style:font-size-asian="10pt" style:font-size-complex="10pt" fo:background-color="#FFFFFF"/>
    </style:style>
    <style:style style:name="T4" style:parent-style-name="Hipervínculo" style:family="text">
      <style:text-properties style:font-name="Roboto" fo:font-size="10pt" style:font-size-asian="10pt" style:font-size-complex="10pt" fo:background-color="#FFFFFF"/>
    </style:style>
    <style:style style:name="T5" style:parent-style-name="Hipervínculo" style:family="text">
      <style:text-properties style:font-name="Roboto" fo:font-size="10pt" style:font-size-asian="10pt" style:font-size-complex="10pt" fo:background-color="#FFFFFF"/>
    </style:style>
    <style:style style:name="T6" style:parent-style-name="Hipervínculo" style:family="text">
      <style:text-properties style:font-name="Roboto" fo:font-size="10pt" style:font-size-asian="10pt" style:font-size-complex="10pt" fo:background-color="#FFFFFF"/>
    </style:style>
    <style:style style:name="T7" style:parent-style-name="Fuentedepárrafopredeter." style:family="text">
      <style:text-properties fo:language="en" fo:country="US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fo:color="#FF0000"/>
    </style:style>
    <style:style style:name="T10" style:parent-style-name="Fuentedepárrafopredeter." style:family="text">
      <style:text-properties fo:language="en" fo:country="US"/>
    </style:style>
    <style:style style:name="T11" style:parent-style-name="Fuentedepárrafopredeter." style:family="text">
      <style:text-properties fo:language="en" fo:country="US"/>
    </style:style>
    <style:style style:name="T12" style:parent-style-name="Hipervínculo" style:family="text">
      <style:text-properties fo:color="#0070C0"/>
    </style:style>
    <style:style style:name="T13" style:parent-style-name="Hipervínculo" style:family="text">
      <style:text-properties fo:color="#0070C0"/>
    </style:style>
    <style:style style:name="T14" style:parent-style-name="Hipervínculo" style:family="text">
      <style:text-properties fo:color="#0070C0"/>
    </style:style>
    <style:style style:name="T15" style:parent-style-name="Hipervínculo" style:family="text">
      <style:text-properties fo:color="#0070C0"/>
    </style:style>
    <style:style style:name="P16" style:parent-style-name="Normal" style:family="paragraph">
      <style:paragraph-properties fo:text-align="justify"/>
    </style:style>
    <style:style style:name="T17" style:parent-style-name="Fuentedepárrafopredeter." style:family="text">
      <style:text-properties fo:language="en" fo:country="US"/>
    </style:style>
    <style:style style:name="T18" style:parent-style-name="Hipervínculo" style:family="text">
      <style:text-properties fo:color="#0070C0"/>
    </style:style>
    <style:style style:name="T19" style:parent-style-name="Fuentedepárrafopredeter." style:family="text">
      <style:text-properties fo:color="#FF0000"/>
    </style:style>
    <style:style style:name="T20" style:parent-style-name="Hipervínculo" style:family="text">
      <style:text-properties fo:color="#FF0000"/>
    </style:style>
    <style:style style:name="T21" style:parent-style-name="Hipervínculo" style:family="text">
      <style:text-properties fo:color="#FF0000"/>
    </style:style>
    <style:style style:name="T22" style:parent-style-name="Hipervínculo" style:family="text">
      <style:text-properties fo:color="#FF0000"/>
    </style:style>
    <style:style style:name="T23" style:parent-style-name="Fuentedepárrafopredeter." style:family="text">
      <style:text-properties fo:color="#FF0000"/>
    </style:style>
    <style:style style:name="T24" style:parent-style-name="Hipervínculo" style:family="text">
      <style:text-properties fo:color="#FF0000"/>
    </style:style>
    <style:style style:name="T25" style:parent-style-name="Fuentedepárrafopredeter." style:family="text">
      <style:text-properties fo:color="#FF0000"/>
    </style:style>
    <style:style style:name="T26" style:parent-style-name="Hipervínculo" style:family="text">
      <style:text-properties style:use-window-font-color="true" style:text-underline-type="none" fo:language="en" fo:country="US"/>
    </style:style>
    <style:style style:name="T27" style:parent-style-name="Hipervínculo" style:family="text">
      <style:text-properties style:use-window-font-color="true" style:text-underline-type="none" fo:language="en" fo:country="US"/>
    </style:style>
    <style:style style:name="P28" style:parent-style-name="Normal" style:family="paragraph">
      <style:text-properties fo:language="en" fo:country="US"/>
    </style:style>
    <style:style style:name="T29" style:parent-style-name="Fuentedepárrafopredeter." style:family="text">
      <style:text-properties fo:language="en" fo:country="US"/>
    </style:style>
    <style:style style:name="T30" style:parent-style-name="Fuentedepárrafopredeter." style:family="text">
      <style:text-properties fo:language="en" fo:country="US"/>
    </style:style>
    <style:style style:name="T31" style:parent-style-name="Fuentedepárrafopredeter." style:family="text">
      <style:text-properties fo:language="en" fo:country="US"/>
    </style:style>
    <style:style style:name="T32" style:parent-style-name="Fuentedepárrafopredeter." style:family="text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Fuentedepárrafopredeter." style:family="text">
      <style:text-properties fo:language="en" fo:country="US"/>
    </style:style>
    <style:style style:name="P37" style:parent-style-name="Normal" style:family="paragraph">
      <style:paragraph-properties fo:text-align="justify"/>
    </style:style>
    <style:style style:name="T38" style:parent-style-name="Fuentedepárrafopredeter." style:family="text">
      <style:text-properties fo:language="en" fo:country="US"/>
    </style:style>
    <style:style style:name="T39" style:parent-style-name="Hipervínculo" style:family="text">
      <style:text-properties fo:language="en" fo:country="US"/>
    </style:style>
    <style:style style:name="T40" style:parent-style-name="Hipervínculo" style:family="text">
      <style:text-properties fo:language="en" fo:country="US"/>
    </style:style>
    <style:style style:name="T41" style:parent-style-name="Hipervínculo" style:family="text">
      <style:text-properties style:use-window-font-color="true" style:text-underline-type="none" fo:language="en" fo:country="US"/>
    </style:style>
    <style:style style:name="T42" style:parent-style-name="Hipervínculo" style:family="text">
      <style:text-properties style:use-window-font-color="true" style:text-underline-type="none"/>
    </style:style>
    <style:style style:name="T43" style:parent-style-name="Fuentedepárrafopredeter." style:family="text">
      <style:text-properties fo:language="en" fo:country="US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language="en" fo:country="US"/>
    </style:style>
    <style:style style:name="T47" style:parent-style-name="Hipervínculo" style:family="text">
      <style:text-properties fo:color="#000000" style:text-underline-type="none"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T50" style:parent-style-name="Fuentedepárrafopredeter." style:family="text">
      <style:text-properties fo:color="#000000"/>
    </style:style>
    <style:style style:name="T51" style:parent-style-name="Fuentedepárrafopredeter." style:family="text">
      <style:text-properties fo:language="en" fo:country="US"/>
    </style:style>
    <style:style style:name="T52" style:parent-style-name="Fuentedepárrafopredeter." style:family="text">
      <style:text-properties fo:language="en" fo:country="US"/>
    </style:style>
    <style:style style:name="T53" style:parent-style-name="Fuentedepárrafopredeter." style:family="text">
      <style:text-properties fo:language="en" fo:country="US"/>
    </style:style>
    <style:style style:name="T54" style:parent-style-name="Fuentedepárrafopredeter." style:family="text">
      <style:text-properties fo:language="en" fo:country="US"/>
    </style:style>
    <style:style style:name="T55" style:parent-style-name="Fuentedepárrafopredeter." style:family="text">
      <style:text-properties fo:language="en" fo:country="US"/>
    </style:style>
    <style:style style:name="T56" style:parent-style-name="Fuentedepárrafopredeter." style:family="text">
      <style:text-properties fo:language="en" fo:country="US"/>
    </style:style>
    <style:style style:name="T57" style:parent-style-name="Fuentedepárrafopredeter." style:family="text">
      <style:text-properties fo:language="en" fo:country="US"/>
    </style:style>
    <style:style style:name="T58" style:parent-style-name="Fuentedepárrafopredeter." style:family="text">
      <style:text-properties fo:language="en" fo:country="US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text-properties fo:font-size="18pt" style:font-size-asian="18pt" style:font-size-complex="18pt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BIBLIOGRAFIA</text:span></text:p>
      <text:p text:style-name="Normal">[1] Institut National de Recherche en Informatique et en Automatique (INRIA). Web del proyecto SmartMarina. Última consulta: 07/08/2021. Disponible en línea:<text:s/><text:a xlink:href="https://project.inria.fr/smartmarina/" office:target-frame-name="_top" xlink:show="replace"><text:span text:style-name="T3">https://project.inria.fr/smartmarina/</text:span></text:a></text:p>
      <text:p text:style-name="Normal">[2] FALCO. Web de la compañía FALCO. Última consulta: 07/08/2021. Disponible en línea:<text:s/><text:a xlink:href="https://wefalco.com/" office:target-frame-name="_top" xlink:show="replace"><text:span text:style-name="T4">https://wefalco.</text:span><text:bookmark-start text:name="_Hlt79240036"/><text:bookmark-start text:name="_Hlt79240037"/><text:span text:style-name="T5">c</text:span><text:bookmark-end text:name="_Hlt79240036"/><text:bookmark-end text:name="_Hlt79240037"/><text:span text:style-name="T6">om/</text:span></text:a></text:p>
      <text:p text:style-name="Normal"><text:span text:style-name="T7">[3] Internet Engine</text:span><text:span text:style-name="T8">ering Task Force (IETF). Low-Power Wide Area Network (LPWAN) Overview.<text:s/></text:span>Última consulta: 07/08/2021. Disponible en línea:<text:s/><text:a xlink:href="https://datatracker.ietf.org/doc/html/rfc8376" office:target-frame-name="_top" xlink:show="replace"><text:span text:style-name="Hipervínculo">https://datatr</text:span><text:bookmark-start text:name="_Hlt79241472"/><text:bookmark-start text:name="_Hlt79241473"/><text:span text:style-name="Hipervínculo">a</text:span><text:bookmark-end text:name="_Hlt79241472"/><text:bookmark-end text:name="_Hlt79241473"/><text:span text:style-name="Hipervínculo">cker.ietf.org/doc/html/rfc8376</text:span></text:a><text:span text:style-name="T9"><text:s/></text:span></text:p>
      <text:p text:style-name="Normal"><text:span text:style-name="T10">[4] S</text:span><text:span text:style-name="T11">igfox. Sigfox Technology.<text:s/></text:span>Última consulta: 09/08/2021. Disponible en línea:<text:s/><text:a xlink:href="https://www.sigfox.com/en/what-sigfox/technology#:~:text=The%20Sigfox%20protocol%20stack%20is%20the%20software%20used%20by%20connected,system%20on%20chips%20or%20modules" office:target-frame-name="_top" xlink:show="replace"><text:span text:style-name="T12">https://www.sigfox.com/en/what-sigfox/technology#:~:text=The%</text:span><text:bookmark-start text:name="_Hlt79417922"/><text:bookmark-start text:name="_Hlt79417923"/><text:span text:style-name="T13">2</text:span><text:bookmark-end text:name="_Hlt79417922"/><text:bookmark-end text:name="_Hlt79417923"/><text:span text:style-name="T14">0Sigfox%20protocol%20</text:span><text:span text:style-name="T15">stack%20is%20the%20software%20used%20by%20connected,system%20on%20chips%20or%20modules</text:span></text:a></text:p>
      <text:p text:style-name="P16">[5]<text:s/>LoRa.<text:s/><text:span text:style-name="T17">About LoRaWAN.<text:s/></text:span>Última consulta: 09/08/2021. Disponible en línea:<text:s/><text:a xlink:href="https://lora-alliance.org/about-lorawan/" office:target-frame-name="_top" xlink:show="replace"><text:span text:style-name="T18">https://lora-alliance.org/about-lorawan/</text:span></text:a></text:p>
      <text:p text:style-name="Normal"><text:span text:style-name="T19">[6] IEEE 802.15.<text:s/></text:span><text:a xlink:href="https://ieeexplore.ieee.org/browse/standards/get-program/page/series?id=68" office:target-frame-name="_top" xlink:show="replace"><text:span text:style-name="T20">https://ieeexplore.ieee.org/b</text:span><text:bookmark-start text:name="_Hlt79141369"/><text:bookmark-start text:name="_Hlt79141370"/><text:span text:style-name="T21">r</text:span><text:bookmark-end text:name="_Hlt79141369"/><text:bookmark-end text:name="_Hlt79141370"/><text:span text:style-name="T22">owse/standards/get-program/page/series?id=68</text:span></text:a><text:span text:style-name="T23"><text:s/>o <text:s/></text:span><text:a xlink:href="https://www.ieee802.org/15/" office:target-frame-name="_top" xlink:show="replace"><text:span text:style-name="T24">https://www.ieee802.org/15/</text:span></text:a><text:span text:style-name="T25"><text:s/>no se cual poner no encuentro la de solo WPAN.</text:span></text:p>
      <text:p text:style-name="Normal"><text:span text:style-name="T26">[7] Refe w</text:span><text:span text:style-name="T27">irelesshart</text:span></text:p>
      <text:p text:style-name="P28">[8] IEC/PAS 62591:2009, Industrial communication networks - Fieldbus specifications - WirelessHART TM communication network and communication profile</text:p>
      <text:p text:style-name="Normal"><text:span text:style-name="T29">[9] ZigBee Alliance. ZigBee Specification.<text:s/></text:span><text:span text:style-name="T30">Última consulta: 07/08/2021.<text:s/></text:span>Disponible en línea:<text:s/><text:a xlink:href="https://zigbeealliance.org/wp-content/uploads/2019/11/docs-05-3474-21-0csg-zigbee-specification.pdf" office:target-frame-name="_top" xlink:show="replace"><text:span text:style-name="Hipervínculo">https://zi</text:span><text:bookmark-start text:name="_Hlt79240626"/><text:bookmark-start text:name="_Hlt79240627"/><text:span text:style-name="Hipervínculo">g</text:span><text:bookmark-end text:name="_Hlt79240626"/><text:bookmark-end text:name="_Hlt79240627"/><text:span text:style-name="Hipervínculo">beealliance.org/wp-content/uploads/2019/11/docs-05-3474-21-0csg-zigbee-specification.pdf</text:span></text:a></text:p>
      <text:p text:style-name="Normal"><text:span text:style-name="T31">[10]<text:s/></text:span><text:span text:style-name="T32">Institute of Electrical and Electronics Engineers (IEEE). IEEE 802.15.1 offsite links page.<text:s/></text:span>Última consulta: 09/08/2021. Disponible en<text:s/>línea:<text:s/><text:s text:c="2"/><text:a xlink:href="https://ieee802.org/15/Bluetooth/index.html" office:target-frame-name="_top" xlink:show="replace"><text:span text:style-name="Hipervínculo">https://ieee802.org/15/Bluetooth/index.html</text:span></text:a></text:p>
      <text:p text:style-name="P33">[11] Bluetooth Low Energy (BLE)</text:p>
      <text:p text:style-name="P34">[12] NB-IoT</text:p>
      <text:p text:style-name="P35">[13] LTE-M</text:p>
      <text:p text:style-name="Normal"><text:span text:style-name="T36">[14] Internet Engineering Task Force (IETF). The Constrained Application Protocol (CoAP).<text:s/></text:span>Última<text:s/>consulta: 07/08/2021. Disponible en línea:<text:s/><text:a xlink:href="https://tools.ietf.org/html/rfc7252" office:target-frame-name="_top" xlink:show="replace"><text:span text:style-name="Hipervínculo">https://tools.ietf.org/h</text:span><text:bookmark-start text:name="_Hlt79241812"/><text:bookmark-start text:name="_Hlt79241813"/><text:span text:style-name="Hipervínculo">t</text:span><text:bookmark-end text:name="_Hlt79241812"/><text:bookmark-end text:name="_Hlt79241813"/><text:span text:style-name="Hipervínculo">ml/rfc7252</text:span></text:a></text:p>
      <text:p text:style-name="P37"><text:span text:style-name="T38">[15] MQTT<text:s/></text:span><text:a xlink:href="http://docs.oasis-open.org/mqtt/mqtt/v3.1.1/mqtt-v3.1.1.html" office:target-frame-name="_top" xlink:show="replace"><text:span text:style-name="T39">http://docs.oasis-open.org/mqtt/mqtt</text:span><text:span text:style-name="T40">/v3.1.1/mqtt-v3.1.1.html</text:span></text:a></text:p>
      <text:p text:style-name="Normal"><text:span text:style-name="T41">[16] Nordic Semiconductors. Hardware Files “Layout and BOM resources v0.15.0”.<text:s/></text:span><text:span text:style-name="T42">Última consulta: 23/02/2021. Disponible en línea:<text:s/></text:span><text:a xlink:href="https://www.nordicsemi.com/-/media/Software-and-other-downloads/Dev-Kits/nRF9160-DK/nRF9160-DK---Hardware-files-0_15_0.zip" office:target-frame-name="_top" xlink:show="replace"><text:span text:style-name="Hipervínculo">https://www.nordicsemi.com/-/media/Software-and-other-downloads/Dev-Kits/nRF9160-DK/nRF9160-DK---Hardware-files-0_15_0</text:span><text:span text:style-name="Hipervínculo">.zip</text:span></text:a></text:p>
      <text:p text:style-name="Normal">[17] u-blox. SARA-N3 series Multi-band NB-IoT (LTE Cat NB2) modules. Última consulta: 15/03/2021. Disponible en línea:<text:s/><text:a xlink:href="https://www.u-blox.com/en/product/sara-n3-series" office:target-frame-name="_top" xlink:show="replace"><text:span text:style-name="Hipervínculo">https://www.u-blox.com/en/product/sara-n3-series</text:span></text:a></text:p>
      <text:soft-page-break/>
      <text:p text:style-name="Normal"><text:span text:style-name="T43">[18] u-blox. SARA</text:span><text:span text:style-name="T44">-R5 series LTE-M / NB-IoT modules with secure cloud.<text:s/></text:span>Última consulta: 15/03/2021. Disponible en línea:<text:s/><text:a xlink:href="https://www.u-blox.com/en/product/sara-r5-series" office:target-frame-name="_top" xlink:show="replace"><text:span text:style-name="Hipervínculo">https://www.u-blox.com/en/product/sara-r5-series</text:span></text:a></text:p>
      <text:p text:style-name="Normal"><text:span text:style-name="T45">[19] Nordic Semiconductor. Product spe</text:span><text:span text:style-name="T46">cification nrf9160 DK.<text:s/></text:span>Última consulta: 23/02/2021. Disponible en línea:<text:s/><text:a xlink:href="https://infocenter.nordicsemi.com/pdf/nRF9160_PS_v2.0.pdf" office:target-frame-name="_top" xlink:show="replace"><text:span text:style-name="Hipervínculo">https://infocenter.nordicsemi.com/pdf/nRF9160_PS_v2.0.pdf</text:span></text:a></text:p>
      <text:p text:style-name="Normal"><text:span text:style-name="T47">[20] Dust Networks.<text:s/></text:span><text:span text:style-name="T48">Eterna LTP5901 / LTP5902 Integ</text:span><text:span text:style-name="T49">ration Guide.<text:s/></text:span>Última consulta: 23/02/2021. Disponible en línea:<text:span text:style-name="T50"><text:s/></text:span><text:a xlink:href="http://www.farnell.com/datasheets/1975853.pdf" office:target-frame-name="_top" xlink:show="replace"><text:span text:style-name="Hipervínculo">http://www.farnell.com/datasheets/1975853.pdf</text:span></text:a></text:p>
      <text:p text:style-name="Normal"><text:span text:style-name="T51">[21] Dust Networks. Etherna integration guide.<text:s/></text:span>Última consulta: 23/02/2021. Disponible en línea:<text:s/><text:a xlink:href="https://www.analog.com/media/en/technical-documentation/user-guides/Eterna_Integration_Guide.pdf" office:target-frame-name="_top" xlink:show="replace"><text:span text:style-name="Hipervínculo">https://www.analog.com/media/en/technical-documentation/user-guides/Eterna_Integration_Guide.pdf</text:span></text:a></text:p>
      <text:p text:style-name="Normal">[22] Midatronics. DUSTY User’s<text:s/>guide. Última consulta: 23/02/2021. Disponible e línea: <text:s/><text:a xlink:href="https://midatronics.com/wp-content/uploads/2019/10/MIDATRONICS-ITM-DYPA-or-DYUF-B-02-User-Guide-Dusty-Rev-1.8.pdf" office:target-frame-name="_top" xlink:show="replace"><text:span text:style-name="Hipervínculo">https://midatronics.c</text:span><text:bookmark-start text:name="_Hlt79082109"/><text:bookmark-start text:name="_Hlt79082110"/><text:span text:style-name="Hipervínculo">o</text:span><text:bookmark-end text:name="_Hlt79082109"/><text:bookmark-end text:name="_Hlt79082110"/><text:span text:style-name="Hipervínculo">m/wp-content/uploads/2019/10/MIDATRONICS-ITM-D</text:span><text:span text:style-name="Hipervínculo">YPA-or-DYUF-B-02-User-Guide-Dusty-Rev-1.8.pdf</text:span></text:a></text:p>
      <text:p text:style-name="Normal"><text:span text:style-name="T52">[23] Linear Technology. Datasheet LTC4091.<text:s/></text:span><text:span text:style-name="T53">Última consulta: 05/08/2021.<text:s/></text:span>Disponible en línea:<text:s/><text:a xlink:href="https://www.analog.com/media/en/technical-documentation/data-sheets/4091fa.pdf" office:target-frame-name="_top" xlink:show="replace"><text:span text:style-name="Hipervínculo">https://ww</text:span><text:bookmark-start text:name="_Hlt79083358"/><text:bookmark-start text:name="_Hlt79083359"/><text:span text:style-name="Hipervínculo">w</text:span><text:bookmark-end text:name="_Hlt79083358"/><text:bookmark-end text:name="_Hlt79083359"/><text:span text:style-name="Hipervínculo">.analog.com/media/en/technical-documentation/data-sheets/4091fa.pdf</text:span></text:a></text:p>
      <text:p text:style-name="Normal"><text:span text:style-name="T54">[24] Tadiran Batteries LTD.<text:s/></text:span><text:span text:style-name="T55">Datasheet TLI-1550S.<text:s/></text:span>Última consulta: 05/08/2021. Disponible en línea:<text:s/><text:a xlink:href="https://www.tadiranbat.com/assets/tli-1550s-rev.-c-dec-2019.pdf" office:target-frame-name="_top" xlink:show="replace"><text:span text:style-name="Hipervínculo">https://www.tadiranbat.com/assets/tli-1550s-rev.-c-dec-2019.pdf</text:span></text:a></text:p>
      <text:p text:style-name="Normal"><text:span text:style-name="T56">[25] Nordic Semiconductors. Online Power Profiler for LTE.<text:s/></text:span>Última consulta 05/08/2021. Disponible en línea<text:s/><text:a xlink:href="https://devzone.nordicsemi.com/nordic/power/w/opp/3/online-power-profiler-for-lte" office:target-frame-name="_top" xlink:show="replace"><text:span text:style-name="Hipervínculo">https://devzone.nordicsemi.com/nor</text:span><text:bookmark-start text:name="_Hlt79079008"/><text:bookmark-start text:name="_Hlt79079009"/><text:span text:style-name="Hipervínculo">d</text:span><text:bookmark-end text:name="_Hlt79079008"/><text:bookmark-end text:name="_Hlt79079009"/><text:span text:style-name="Hipervínculo">ic/power/w/opp/3/online-power-profiler-for-lte</text:span></text:a></text:p>
      <text:p text:style-name="Normal"><text:span text:style-name="T57">[26]</text:span><text:span text:style-name="T58"><text:s/>Analog Devices. SmartMesh Power and Performance Estimator <text:s/>Excel spreadsheet.<text:s/></text:span>Última consulta: 09/08/2021. Disponible en línea:<text:s/><text:a xlink:href="https://www.analog.com/media/en/simulation-models/software-and-simulation/smartmesh_power_and_performance_estimator.xls" office:target-frame-name="_top" xlink:show="replace"><text:span text:style-name="Hipervínculo">https://www.analog.com/media/en/simulation-models/software-and-simulation/smartmesh_power_and_performance_estimator.xls</text:span></text:a></text:p>
      <text:p text:style-name="Normal">[27] Texas Instruments. Datasheet TPS63802.<text:s/>Última consulta: 05/08/2021. Disponible en línea:<text:s/><text:a xlink:href="https://www.ti.com/lit/ds/symlink/tps63802.pdf?ts=1619171791284&amp;ref_url=https%253A%252F%252Fwww.ti.com%252Fproduct%252FTPS63802" office:target-frame-name="_top" xlink:show="replace"><text:span text:style-name="Hipervínculo">https://www.ti.com/lit/ds/symlink/tps63802.pdf?ts=16191717912</text:span><text:bookmark-start text:name="_Hlt79082335"/><text:bookmark-start text:name="_Hlt79082336"/><text:span text:style-name="Hipervínculo">8</text:span><text:bookmark-end text:name="_Hlt79082335"/><text:bookmark-end text:name="_Hlt79082336"/><text:span text:style-name="Hipervínculo">4&amp;ref_url=https%253A%252F%252Fwww.ti.</text:span><text:span text:style-name="Hipervínculo">com%252Fproduct</text:span><text:bookmark-start text:name="_Hlt79142784"/><text:bookmark-start text:name="_Hlt79142785"/><text:span text:style-name="Hipervínculo">%</text:span><text:bookmark-end text:name="_Hlt79142784"/><text:bookmark-end text:name="_Hlt79142785"/><text:span text:style-name="Hipervínculo">252FTPS63802</text:span></text:a></text:p>
      <text:p text:style-name="P59">[28] Texas Instruments. Datasheet TPS22917. Última consulta: 05/08/2021. Disponible en línea:<text:s/><text:a xlink:href="https://www.ti.com/lit/ds/symlink/tps22917.pdf?ts=1628171675670&amp;ref_url=https%253A%252F%252Fwww.ti.com%252Fproduct%252FTPS22917" office:target-frame-name="_top" xlink:show="replace"><text:span text:style-name="Hipervínculo">https://www.ti.com/lit/ds/symlink/tps2291</text:span><text:bookmark-start text:name="_Hlt79418088"/><text:bookmark-start text:name="_Hlt79418089"/><text:span text:style-name="Hipervínculo">7</text:span><text:bookmark-end text:name="_Hlt79418088"/><text:bookmark-end text:name="_Hlt79418089"/><text:span text:style-name="Hipervínculo">.pdf?ts=1628171675670&amp;ref_url=https%253A%252F%252Fwww.ti.com%252Fproduct%252FTPS22917</text:span></text:a></text:p>
      <text:p text:style-name="P60">BIBLIOGRAFIA FIGURAS</text:p>
      <text:p text:style-name="Normal">Figura 3<text:s/><text:a xlink:href="https://www.researchgate.net/figure/Sigfox-Protocol-Stack-compare-with-OSI-model_fig1_327605635" office:target-frame-name="_top" xlink:show="replace"><text:span text:style-name="Hipervínculo">https://www.researchgate.net/figure/Sigfox-Protocol-Stack-compare-with-OSI-model_fig1_327605635</text:span></text:a></text:p>
      <text:p text:style-name="Normal">Figura 4<text:s/><text:a xlink:href="https://lora-alliance.org/about-lorawan/" office:target-frame-name="_top" xlink:show="replace"><text:span text:style-name="Hipervínculo">https://lora-alliance.org/about-lorawan/</text:span></text:a></text:p>
      <text:p text:style-name="Normal">Figura 5<text:s/><text:a xlink:href="https://www.controlglobal.com/assets/12WPpdf/120904-emerson-wirelesshart-isa.pdf" office:target-frame-name="_top" xlink:show="replace"><text:span text:style-name="Hipervínculo">https://www.controlglobal.com/assets/12WPpdf/120904-emerson-wirelesshart-isa.pdf</text:span></text:a></text:p>
      <text:p text:style-name="Normal">Figura 6<text:s/><text:a xlink:href="https://iopscience.iop.org/article/10.1088/1757-899X/466/1/012077/pdf" office:target-frame-name="_top" xlink:show="replace"><text:span text:style-name="Hipervínculo">https://iopscience.iop.org/article/10.1088/1757-899X/466/1/012077/pdf</text:span></text:a></text:p>
      <text:p text:style-name="Normal">Figura 7<text:s/><text:a xlink:href="https://www.incibe-cert.es/blog/seguridad-comunicaciones-zigbee" office:target-frame-name="_top" xlink:show="replace"><text:span text:style-name="Hipervínculo">https://www.incibe-cert.es/blog/seguridad-comunicaciones-zigbee</text:span></text:a></text:p>
      <text:p text:style-name="Normal">Figura 8<text:s/><text:a xlink:href="https://rua.ua.es/dspace/bitstream/10045/1109/7/Informe_ZigBee.pdf" office:target-frame-name="_top" xlink:show="replace"><text:span text:style-name="Hipervínculo">https://rua.ua.es/dspace/bitstream/10045/1109/7/Informe_ZigBee.pdf</text:span></text:a></text:p>
      <text:soft-page-break/>
      <text:p text:style-name="Normal">Figura 9<text:s/><text:a xlink:href="https://www.rfwireless-world.com/Terminology/BLE-Protocol-Stack-Architecture.html" office:target-frame-name="_top" xlink:show="replace"><text:span text:style-name="Hipervínculo">https://www.rfwireless-world.com/Terminology/BLE-Protocol-Stack-Architecture.html</text:span></text:a></text:p>
      <text:p text:style-name="Normal">Figura 10<text:s/><text:a xlink:href="https://www.rfwireless-world.com/images/BLE-States.jpg" office:target-frame-name="_top" xlink:show="replace"><text:span text:style-name="Hipervínculo">https://www.rfwireless-world.com/images/BLE-States.jpg</text:span></text:a></text:p>
      <text:p text:style-name="Normal">Figura 11<text:s/><text:a xlink:href="https://commons.wikimedia.org/wiki/File:Reutilizacion_frecuencia.svg" office:target-frame-name="_top" xlink:show="replace"><text:span text:style-name="Hipervínculo">https://commons.wikimedia.org/wiki/File:Reutilizacion_frecuencia.svg</text:span></text:a></text:p>
      <text:p text:style-name="Normal">Figura 12<text:s/><text:a xlink:href="https://www.rfwireless-world.com/images/NB-IoT-Protocol-Stack.jpg" office:target-frame-name="_top" xlink:show="replace"><text:span text:style-name="Hipervínculo">https://www.rfwireless-world.com/images/NB-IoT-Protocol-Stack.jpg</text:span></text:a></text:p>
      <text:p text:style-name="Normal">Figura 13<text:s/><text:a xlink:href="https://www.rfwireless-world.com/images/LTE-M-Protocol-Stack.jpg" office:target-frame-name="_top" xlink:show="replace"><text:span text:style-name="Hipervínculo">https://www.rfwireless-world.com/images/LTE-M-Protocol-Stack.jpg</text:span></text:a></text:p>
      <text:p text:style-name="Normal">Figura 14<text:s/><text:a xlink:href="https://www.pickdata.net/sites/default/files/coap_diagrama_example.png" office:target-frame-name="_top" xlink:show="replace"><text:span text:style-name="Hipervínculo">https://www.pickdata.net/sites/default/files/coap_diagrama_example.png</text:span></text:a></text:p>
      <text:p text:style-name="Normal">Figura 15<text:s/><text:a xlink:href="https://www.pickdata.net/sites/default/files/mqtt_diagram_example.png" office:target-frame-name="_top" xlink:show="replace"><text:span text:style-name="Hipervínculo">https://www.pickdata.net/sites/default/files/mqtt_diagram_example.png</text:span></text:a></text:p>
      <text:p text:style-name="Normal">Figura 17<text:s/><text:a xlink:href="https://infocenter.nordicsemi.com/index.jsp?topic=%2Fstruct_nrf91%2Fstruct%2Fnrf9160.html&amp;cp=2_0" office:target-frame-name="_top" xlink:show="replace"><text:span text:style-name="Hipervínculo">https://infocenter.nordicsemi.com/index.jsp?topic=%2Fstruct_nrf91%2Fstruct%2Fnrf9160.html&amp;cp=2_0</text:span></text:a></text:p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5%"/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manol Rojas Pérez</meta:initial-creator>
    <dc:creator>Imanol Rojas Pérez</dc:creator>
    <meta:creation-date>2021-08-05T16:04:00Z</meta:creation-date>
    <dc:date>2021-08-09T16:09:00Z</dc:date>
    <meta:template xlink:href="Normal.dotm" xlink:type="simple"/>
    <meta:editing-cycles>19</meta:editing-cycles>
    <meta:editing-duration>PT110460S</meta:editing-duration>
    <meta:document-statistic meta:page-count="3" meta:paragraph-count="17" meta:word-count="1385" meta:character-count="8990" meta:row-count="63" meta:non-whitespace-character-count="7622"/>
  </office:meta>
</office:document-meta>
</file>